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adi_5f_infos" style:display-name="tableau_adi_infos" style:family="table">
      <style:table-properties style:width="17.013cm" fo:margin-left="0cm" fo:margin-right="-0.012cm" table:align="margins"/>
    </style:style>
    <style:style style:name="tableau_5f_adi_5f_infos.A" style:display-name="tableau_adi_infos.A" style:family="table-column">
      <style:table-column-properties style:column-width="2.778cm" style:rel-column-width="10701*"/>
    </style:style>
    <style:style style:name="tableau_5f_adi_5f_infos.B" style:display-name="tableau_adi_infos.B" style:family="table-column">
      <style:table-column-properties style:column-width="0.318cm" style:rel-column-width="1223*"/>
    </style:style>
    <style:style style:name="tableau_5f_adi_5f_infos.C" style:display-name="tableau_adi_infos.C" style:family="table-column">
      <style:table-column-properties style:column-width="5.609cm" style:rel-column-width="21607*"/>
    </style:style>
    <style:style style:name="tableau_5f_adi_5f_infos.D" style:display-name="tableau_adi_infos.D" style:family="table-column">
      <style:table-column-properties style:column-width="4.313cm" style:rel-column-width="16613*"/>
    </style:style>
    <style:style style:name="tableau_5f_adi_5f_infos.E" style:display-name="tableau_adi_infos.E" style:family="table-column">
      <style:table-column-properties style:column-width="0.342cm" style:rel-column-width="1318*"/>
    </style:style>
    <style:style style:name="tableau_5f_adi_5f_infos.F" style:display-name="tableau_adi_infos.F" style:family="table-column">
      <style:table-column-properties style:column-width="3.653cm" style:rel-column-width="14073*"/>
    </style:style>
    <style:style style:name="tableau_5f_adi_5f_infos.1" style:display-name="tableau_adi_infos.1" style:family="table-row">
      <style:table-row-properties style:min-row-height="0.499cm"/>
    </style:style>
    <style:style style:name="tableau_5f_adi_5f_infos.A1" style:display-name="tableau_adi_infos.A1" style:family="table-cell">
      <style:table-cell-properties fo:padding="0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Heading_20_1">
      <style:paragraph-properties fo:break-before="column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=info_adi_decompte=%</text:p>
      <text:p text:style-name="Text_20_body"/>
      <text:p text:style-name="Text_20_body"/>
      <table:table table:name="tableau_adi_infos" table:style-name="tableau_5f_adi_5f_infos">
        <table:table-column table:style-name="tableau_5f_adi_5f_infos.A"/>
        <table:table-column table:style-name="tableau_5f_adi_5f_infos.B"/>
        <table:table-column table:style-name="tableau_5f_adi_5f_infos.C"/>
        <table:table-column table:style-name="tableau_5f_adi_5f_infos.D"/>
        <table:table-column table:style-name="tableau_5f_adi_5f_infos.E"/>
        <table:table-column table:style-name="tableau_5f_adi_5f_infos.F"/>
        <table:table-row table:style-name="tableau_5f_adi_5f_infos.1">
          <table:table-cell table:style-name="tableau_5f_adi_5f_infos.A1" office:value-type="string">
            <text:p text:style-name="P2">%=info_num_dec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num_dec_val=%</text:p>
          </table:table-cell>
          <table:table-cell table:style-name="tableau_5f_adi_5f_infos.A1" office:value-type="string">
            <text:p text:style-name="P2">%=info_num_dos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num_dos_val=%</text:p>
          </table:table-cell>
        </table:table-row>
        <table:table-row table:style-name="tableau_5f_adi_5f_infos.1">
          <table:table-cell table:style-name="tableau_5f_adi_5f_infos.A1" office:value-type="string">
            <text:p text:style-name="P2">%=info_aff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<text:bookmark-start text:name="DDE_LINK"/>info_aff_val<text:bookmark-end text:name="DDE_LINK"/>=%</text:p>
          </table:table-cell>
          <table:table-cell table:style-name="tableau_5f_adi_5f_infos.A1" office:value-type="string">
            <text:p text:style-name="P6">%=info_num_aff_label=%</text:p>
          </table:table-cell>
          <table:table-cell table:style-name="tableau_5f_adi_5f_infos.A1" office:value-type="string">
            <text:p text:style-name="P6">:</text:p>
          </table:table-cell>
          <table:table-cell table:style-name="tableau_5f_adi_5f_infos.A1" office:value-type="string">
            <text:p text:style-name="P7">%=info_num_aff_val=%</text:p>
          </table:table-cell>
        </table:table-row>
        <table:table-row table:style-name="tableau_5f_adi_5f_infos.1">
          <table:table-cell table:style-name="tableau_5f_adi_5f_infos.A1" office:value-type="string">
            <text:p text:style-name="P2">%=info_alloc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alloc_val=%</text:p>
          </table:table-cell>
          <table:table-cell table:style-name="tableau_5f_adi_5f_infos.A1" office:value-type="string">
            <text:p text:style-name="P6">%=info_nss_label=%</text:p>
          </table:table-cell>
          <table:table-cell table:style-name="tableau_5f_adi_5f_infos.A1" office:value-type="string">
            <text:p text:style-name="P6">:</text:p>
          </table:table-cell>
          <table:table-cell table:style-name="tableau_5f_adi_5f_infos.A1" office:value-type="string">
            <text:p text:style-name="P7">%=info_nss_val=%</text:p>
          </table:table-cell>
        </table:table-row>
        <table:table-row table:style-name="tableau_5f_adi_5f_infos.1">
          <table:table-cell table:style-name="tableau_5f_adi_5f_infos.A1" office:value-type="string">
            <text:p text:style-name="P1"><text:span text:style-name="T2">%=</text:span><text:span text:style-name="T1">info_org_etr_label=%</text:span>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org_etr_val=%</text:p>
          </table:table-cell>
          <table:table-cell table:style-name="tableau_5f_adi_5f_infos.A1" office:value-type="string">
            <text:p text:style-name="P6">%=info_monnaie_etr_label=%</text:p>
          </table:table-cell>
          <table:table-cell table:style-name="tableau_5f_adi_5f_infos.A1" office:value-type="string">
            <text:p text:style-name="P6">:</text:p>
          </table:table-cell>
          <table:table-cell table:style-name="tableau_5f_adi_5f_infos.A1" office:value-type="string">
            <text:p text:style-name="P7">%=info_monnaie_val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08:59:41</meta:creation-date>
    <dc:date>2013-10-08T16:06:01.41</dc:date>
    <meta:editing-cycles>25</meta:editing-cycles>
    <meta:editing-duration>PT4H34M27S</meta:editing-duration>
    <meta:document-statistic meta:table-count="1" meta:image-count="0" meta:object-count="0" meta:page-count="1" meta:paragraph-count="25" meta:word-count="25" meta:character-count="349"/>
    <meta:user-defined meta:name="Info 1"/>
    <meta:user-defined meta:name="Info 2"/>
    <meta:user-defined meta:name="Info 3"/>
    <meta:user-defined meta:name="Info 4"/>
  </office:meta>
</office:document-meta>
</file>